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875" officeooo:paragraph-rsid="00034875"/>
    </style:style>
    <style:style style:name="P2" style:family="paragraph" style:parent-style-name="Standard">
      <style:text-properties officeooo:rsid="00067834" officeooo:paragraph-rsid="00067834"/>
    </style:style>
    <style:style style:name="P3" style:family="paragraph" style:parent-style-name="Standard" style:list-style-name="L1">
      <style:text-properties officeooo:rsid="00067834" officeooo:paragraph-rsid="00067834"/>
    </style:style>
    <style:style style:name="P4" style:family="paragraph" style:parent-style-name="Standard" style:list-style-name="L1">
      <style:text-properties officeooo:paragraph-rsid="00067834"/>
    </style:style>
    <style:style style:name="P5" style:family="paragraph" style:parent-style-name="Standard" style:list-style-name="L1">
      <style:text-properties officeooo:rsid="00081f7f" officeooo:paragraph-rsid="00081f7f"/>
    </style:style>
    <style:style style:name="P6" style:family="paragraph" style:parent-style-name="Standard">
      <style:text-properties officeooo:rsid="00081f7f" officeooo:paragraph-rsid="00081f7f"/>
    </style:style>
    <style:style style:name="P7" style:family="paragraph" style:parent-style-name="Standard">
      <style:text-properties officeooo:rsid="00088177" officeooo:paragraph-rsid="00088177"/>
    </style:style>
    <style:style style:name="P8" style:family="paragraph" style:parent-style-name="Standard">
      <style:text-properties officeooo:rsid="0008d8e6" officeooo:paragraph-rsid="0008d8e6"/>
    </style:style>
    <style:style style:name="P9" style:family="paragraph" style:parent-style-name="Standard">
      <style:text-properties officeooo:rsid="00097a0d" officeooo:paragraph-rsid="00097a0d"/>
    </style:style>
    <style:style style:name="P10" style:family="paragraph" style:parent-style-name="Standard">
      <style:text-properties officeooo:rsid="000b0172" officeooo:paragraph-rsid="000b0172"/>
    </style:style>
    <style:style style:name="P11" style:family="paragraph" style:parent-style-name="Standard">
      <style:text-properties officeooo:rsid="000d0307" officeooo:paragraph-rsid="000d0307"/>
    </style:style>
    <style:style style:name="P12" style:family="paragraph" style:parent-style-name="Standard">
      <style:text-properties officeooo:rsid="000d571a" officeooo:paragraph-rsid="000d571a"/>
    </style:style>
    <style:style style:name="P13" style:family="paragraph" style:parent-style-name="Standard">
      <style:text-properties officeooo:rsid="000eb826" officeooo:paragraph-rsid="000eb826"/>
    </style:style>
    <style:style style:name="P14" style:family="paragraph" style:parent-style-name="Standard">
      <style:text-properties officeooo:rsid="000f09bc" officeooo:paragraph-rsid="000f09bc"/>
    </style:style>
    <style:style style:name="P15" style:family="paragraph" style:parent-style-name="Standard" style:list-style-name="L2">
      <style:text-properties officeooo:rsid="000f09bc" officeooo:paragraph-rsid="000f09bc"/>
    </style:style>
    <style:style style:name="T1" style:family="text">
      <style:text-properties officeooo:rsid="00067834"/>
    </style:style>
    <style:style style:name="T2" style:family="text">
      <style:text-properties officeooo:rsid="0007edee"/>
    </style:style>
    <style:style style:name="T3" style:family="text">
      <style:text-properties officeooo:rsid="0008d8e6"/>
    </style:style>
    <style:style style:name="T4" style:family="text">
      <style:text-properties officeooo:rsid="00097a0d"/>
    </style:style>
    <style:style style:name="T5" style:family="text">
      <style:text-properties officeooo:rsid="000f2bd3"/>
    </style:style>
    <style:style style:name="T6" style:family="text">
      <style:text-properties officeooo:rsid="000f87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 Fundamentals:</text:p>
      <text:p text:style-name="P1"/>
      <text:p text:style-name="P2">Class:</text:p>
      <text:list xml:id="list612895904" text:style-name="L1">
        <text:list-item>
          <text:p text:style-name="P4"><text:span text:style-name="T1">Code template for creating program objects as many as we want.</text:span></text:p>
        </text:list-item>
        <text:list-item>
          <text:p text:style-name="P4"><text:span text:style-name="T1">Class components: 1) Name (a.k.a type) <text:s/>2) Attributes (a.k.a properties, data) 3) Behaviour (a.k.a methods, operations)</text:span></text:p>
        </text:list-item>
        <text:list-item>
          <text:p text:style-name="P3">Method: A program procedure that can return a value. It is defined as a part of class. <text:span text:style-name="T2">They can only access data known to it’s object</text:span></text:p>
        </text:list-item>
        <text:list-item>
          <text:p text:style-name="P5">After defining the class, creating objects = instantiation (Each object created is an instance of that particular class)</text:p>
        </text:list-item>
      </text:list>
      <text:p text:style-name="P6"/>
      <text:p text:style-name="P7">Principles of OOP paradigm: (A<text:span text:style-name="T3">EIP</text:span>)</text:p>
      <text:p text:style-name="P7"/>
      <text:p text:style-name="P7">(i) Abstraction:</text:p>
      <text:p text:style-name="P7"/>
      <text:p text:style-name="P7">It refers to the concept of hiding the complexities (i.e. unnecessary details) of a system from the users of that system.</text:p>
      <text:p text:style-name="P2"/>
      <text:p text:style-name="P8">(ii) <text:span text:style-name="T4">Encapulation:</text:span></text:p>
      <text:p text:style-name="P8"/>
      <text:p text:style-name="P9">It refers to the concept of bundling of data with the methods that operate on that data or the restricting of direct access to some of an object’s components.</text:p>
      <text:p text:style-name="P9"/>
      <text:p text:style-name="P10">(iii) Inheritance:</text:p>
      <text:p text:style-name="P10"/>
      <text:p text:style-name="P10">It bases a new object or class on an existing one and lets you inherit the existing attributes and methods.</text:p>
      <text:p text:style-name="P10"/>
      <text:p text:style-name="P11">(iv) Polymorphism:</text:p>
      <text:p text:style-name="P11"/>
      <text:p text:style-name="P12">It is the ability of an object to take on many forms.</text:p>
      <text:p text:style-name="P12"/>
      <text:p text:style-name="P13">5-step process of Object Oriented Design:</text:p>
      <text:p text:style-name="P13"/>
      <text:p text:style-name="P13">1) Gather requirements</text:p>
      <text:p text:style-name="P13">2) Describe the application</text:p>
      <text:p text:style-name="P13">3) Idenitfy the main objects</text:p>
      <text:p text:style-name="P13">4) Describe the interactions</text:p>
      <text:p text:style-name="P13">5) Create a class diagram</text:p>
      <text:p text:style-name="P13"/>
      <text:p text:style-name="P13">Unified Markup Language (UML): <text:s/>Standardized notation for diagrams to visualize Object Oriented systems.</text:p>
      <text:p text:style-name="P13"/>
      <text:p text:style-name="P13"/>
      <text:p text:style-name="P14">FURPS Requirements for Software Design:</text:p>
      <text:p text:style-name="P14"/>
      <text:list xml:id="list1546212898" text:style-name="L2">
        <text:list-item>
          <text:p text:style-name="P15">Functionality : <text:span text:style-name="T5">Capability. Reusability, Security</text:span></text:p>
        </text:list-item>
        <text:list-item>
          <text:p text:style-name="P15">Usability : <text:span text:style-name="T5">Human factors, Aesthetics, Consistency, Documentation</text:span></text:p>
        </text:list-item>
        <text:list-item>
          <text:p text:style-name="P15">Reliability : <text:span text:style-name="T6">Availability, Failure Rate &amp; Duration, Predictability</text:span></text:p>
        </text:list-item>
        <text:list-item>
          <text:p text:style-name="P15">Performance : <text:span text:style-name="T6">Speed, Efficiency, Resource consumption, Scalability</text:span></text:p>
        </text:list-item>
        <text:list-item>
          <text:p text:style-name="P15">Supportability : <text:span text:style-name="T6">Testability, Extensibility, Serviceability, Configurability</text:span></text:p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8:53:33.366126116</meta:creation-date>
    <dc:date>2020-07-11T22:11:36.482689737</dc:date>
    <meta:editing-duration>PT1H46M54S</meta:editing-duration>
    <meta:editing-cycles>13</meta:editing-cycles>
    <meta:generator>LibreOffice/6.4.4.2$Linux_X86_64 LibreOffice_project/40$Build-2</meta:generator>
    <meta:document-statistic meta:table-count="0" meta:image-count="0" meta:object-count="0" meta:page-count="1" meta:paragraph-count="29" meta:word-count="257" meta:character-count="1647" meta:non-whitespace-character-count="1426"/>
  </office:meta>
</office:document-meta>
</file>